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0B992B1D6451D5AD.png" manifest:media-type="image/png"/>
  <manifest:file-entry manifest:full-path="Pictures/2000000C0000634100004A4C3651558E9C43717A.svm" manifest:media-type="image/x-svm"/>
  <manifest:file-entry manifest:full-path="Pictures/10000200000003C0000002CF6D5F7AEE6EF79D44.png" manifest:media-type="image/png"/>
  <manifest:file-entry manifest:full-path="Pictures/10000200000003C0000002CFB160C3F6368DED12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2C41AC83A99752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outline1">
      <style:graphic-properties fo:min-height="11.929cm"/>
    </style:style>
    <style:style style:name="pr14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Projet Data Scienc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 presentation:user-transformed="true">
          <draw:text-box/>
        </draw:frame>
        <draw:frame presentation:style-name="pr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Julien Dol et Tangui Robin </text:p>
              </text:list-item>
              <text:list-item>
                <text:p>Analyser les tendances dans le monde des vidéos pornographiq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Nos donnée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Données sur les vidéos de sites pornographiques</text:p>
              </text:list-item>
              <text:list-item>
                <text:p>Origine : Kaggle</text:p>
              </text:list-item>
              <text:list-item>
                <text:p>Format : .CSV</text:p>
              </text:list-item>
              <text:list-item>
                <text:p>Quantité : 191 533 enregistrements</text:p>
              </text:list-item>
              <text:list-item>
                <text:p>Titre, Durée, Nombre vues, qualité,nombre vote positif, catégorie et mots-clés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Traitement de base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Vidéo et catégorie les plus vue</text:p>
              </text:list-item>
              <text:list-item>
                <text:p>Classement des catégories, vidéo et les tags les plus populaires (avec le plus de vues et de votes positifs)</text:p>
              </text:list-item>
              <text:list-item>
                <text:p>La longeur moyenne et la longueur la plus pertinente</text:p>
              </text:list-item>
              <text:list-item>
                <text:p>Les mots-clés les plus populaire dans une catégori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Notre fonctionnalité avancé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Connaitre le nombre de vu pour une vidéo que l’on voudrait mettre en ligne</text:p>
              </text:list-item>
              <text:list-item>
                <text:p>Données en entrée : Titre, mots-clés, longeur, qualité, catégorie</text:p>
              </text:list-item>
              <text:list-item>
                <text:p>Données en sortie : Estimation du nombre de vue et de like</text:p>
              </text:list-item>
              <text:list-item>
                <text:p>Par regression linéai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D5F7AEE6EF79D44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B160C3F6368DED1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2C41AC83A9975282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0B992B1D6451D5AD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2:16:30.152335165</meta:creation-date>
    <meta:editing-duration>PT15M26S</meta:editing-duration>
    <meta:editing-cycles>5</meta:editing-cycles>
    <meta:generator>LibreOffice/6.0.6.2$Linux_X86_64 LibreOffice_project/00m0$Build-2</meta:generator>
    <dc:title>Focus</dc:title>
    <dc:date>2018-12-08T14:06:57.571032176</dc:date>
    <meta:document-statistic meta:object-count="77"/>
  </office:meta>
</office:document-meta>
</file>